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7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8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/>
    </style:style>
    <style:style style:name="gr9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3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5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gr17" style:family="graphic" style:parent-style-name="standard">
      <style:graphic-properties draw:stroke="none" svg:stroke-color="#000000" draw:fill="none" draw:fill-color="#ffffff" fo:min-height="0.029cm"/>
    </style:style>
    <style:style style:name="gr18" style:family="graphic" style:parent-style-name="standard">
      <style:graphic-properties draw:stroke="solid" svg:stroke-color="#0000ff" draw:marker-end="Arrowheads_20_2" draw:marker-end-width="0.152cm" draw:textarea-horizontal-align="center" draw:textarea-vertical-align="middle"/>
    </style:style>
    <style:style style:name="gr19" style:family="graphic" style:parent-style-name="standard">
      <style:graphic-properties draw:stroke="solid" svg:stroke-color="#0000ff" draw:fill="solid" draw:fill-color="#0099ff" draw:textarea-vertical-align="middle" draw:auto-grow-height="false" fo:min-height="0.749cm" fo:min-width="0.499cm" style:protect="size"/>
    </style:style>
    <style:style style:name="gr20" style:family="graphic" style:parent-style-name="standard">
      <style:graphic-properties draw:stroke="solid" svg:stroke-color="#0000ff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style:text-position="sub 58%" fo:font-family="'Courier New'" style:font-style-name="Regular" style:font-pitch="fixed" fo:font-size="10pt"/>
    </style:style>
    <style:style style:name="T3" style:family="text">
      <style:text-properties fo:font-family="'Courier New'" style:font-pitch="fixed" fo:font-size="7pt"/>
    </style:style>
    <style:style style:name="T4" style:family="text">
      <style:text-properties fo:font-family="'Courier New'" style:font-family-generic="modern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style:text-position="sub 58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542cm" svg:height="0.399cm" svg:x="0.177cm" svg:y="5.886cm">
          <draw:text-box>
            <text:p text:style-name="P1"><text:span text:style-name="T1"><text:s/></text:span><text:span text:style-name="T1">f[1]=lemma </text:span></text:p>
          </draw:text-box>
        </draw:frame>
        <draw:frame draw:style-name="gr2" draw:text-style-name="P2" draw:layer="layout" svg:width="0.761cm" svg:height="0.502cm" svg:x="1.377cm" svg:y="4.97cm">
          <draw:text-box>
            <text:p text:style-name="P1"><text:span text:style-name="T1"><text:s/></text:span><text:span text:style-name="T1">c</text:span><text:span text:style-name="T2">1</text:span><text:span text:style-name="T1"> </text:span></text:p>
          </draw:text-box>
        </draw:frame>
        <draw:frame draw:style-name="gr3" draw:text-style-name="P2" draw:layer="layout" svg:width="1.061cm" svg:height="0.399cm" svg:x="1.377cm" svg:y="1.976cm">
          <draw:text-box>
            <text:p text:style-name="P1"><text:span text:style-name="T1"><text:s/></text:span><text:span text:style-name="T1">pop </text:span></text:p>
          </draw:text-box>
        </draw:frame>
        <draw:frame draw:style-name="gr4" draw:text-style-name="P2" draw:layer="layout" svg:width="0.761cm" svg:height="0.502cm" svg:x="1.377cm" svg:y="4.029cm">
          <draw:text-box>
            <text:p text:style-name="P1"><text:span text:style-name="T1"><text:s/></text:span><text:span text:style-name="T1">c</text:span><text:span text:style-name="T2">2</text:span><text:span text:style-name="T1"> </text:span></text:p>
          </draw:text-box>
        </draw:frame>
        <draw:frame draw:style-name="gr5" draw:text-style-name="P2" draw:layer="layout" svg:width="0.761cm" svg:height="0.502cm" svg:x="1.377cm" svg:y="3.214cm">
          <draw:text-box>
            <text:p text:style-name="P1"><text:span text:style-name="T1"><text:s/></text:span><text:span text:style-name="T1">c</text:span><text:span text:style-name="T2">3</text:span><text:span text:style-name="T1"> </text:span></text:p>
          </draw:text-box>
        </draw:frame>
        <draw:frame draw:style-name="gr6" draw:text-style-name="P2" draw:layer="layout" svg:width="0.761cm" svg:height="0.502cm" svg:x="1.377cm" svg:y="2.598cm">
          <draw:text-box>
            <text:p text:style-name="P1"><text:span text:style-name="T1"><text:s/></text:span><text:span text:style-name="T1">c</text:span><text:span text:style-name="T2">4</text:span><text:span text:style-name="T1"> </text:span></text:p>
          </draw:text-box>
        </draw:frame>
        <draw:frame draw:style-name="gr1" draw:text-style-name="P2" draw:layer="layout" svg:width="2.542cm" svg:height="0.399cm" svg:x="0.177cm" svg:y="6.686cm">
          <draw:text-box>
            <text:p text:style-name="P1"><text:span text:style-name="T1"><text:s/></text:span><text:span text:style-name="T1">f[2]=morf. </text:span></text:p>
          </draw:text-box>
        </draw:frame>
        <draw:custom-shape draw:style-name="gr7" draw:text-style-name="P4" draw:layer="layout" svg:width="2.314cm" svg:height="7.495cm" svg:x="2.722cm" svg:y="0.161cm">
          <text:p text:style-name="P3"><text:span text:style-name="T3">prolog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89.492430988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346cm" svg:height="7.483cm" svg:x="5.404cm" svg:y="0.161cm">
          <text:p text:style-name="P3"><text:span text:style-name="T3">chunk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87cm" svg:height="3.303cm" svg:x="6.248cm" svg:y="2.35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682cm" svg:height="1.101cm" svg:x="4.65cm" svg:y="8.011cm">
          <text:p text:style-name="P3"><text:span text:style-name="T4">Interim stack</text:span></text:p>
          <draw:enhanced-geometry svg:viewBox="0 0 21600 21600" draw:text-areas="800 800 20800 20800" draw:type="round-rectangular-callout" draw:modifiers="25206.4171122995 -45708.8929219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202cm" svg:height="7.483cm" svg:x="10.097cm" svg:y="0.161cm">
          <text:p text:style-name="P3"><text:span text:style-name="T3">epilog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87cm" svg:height="3.303cm" svg:x="11.038cm" svg:y="2.35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682cm" svg:height="1.101cm" svg:x="9.44cm" svg:y="8.012cm">
          <text:p text:style-name="P3"><text:span text:style-name="T4">Interim stack</text:span></text:p>
          <draw:enhanced-geometry svg:viewBox="0 0 21600 21600" draw:text-areas="800 800 20800 20800" draw:type="round-rectangular-callout" draw:modifiers="25989.3048128342 -45728.4936479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0" draw:text-style-name="P5" draw:layer="layout" draw:type="curve" svg:x1="3.693cm" svg:y1="5.441cm" svg:x2="3.693cm" svg:y2="5.877cm" draw:start-shape="id1" draw:start-glue-point="8" draw:end-shape="id2" draw:end-glue-point="4">
          <text:p text:style-name="P1"/>
        </draw:connector>
        <draw:connector draw:style-name="gr11" draw:text-style-name="P5" draw:layer="layout" draw:type="line" svg:x1="3.828cm" svg:y1="2.643cm" svg:x2="5.785cm" svg:y2="2.3cm" draw:start-shape="id3" draw:start-glue-point="11" draw:end-shape="id4" draw:end-glue-point="7">
          <text:p text:style-name="P1"/>
        </draw:connector>
        <draw:connector draw:style-name="gr11" draw:text-style-name="P5" draw:layer="layout" draw:type="line" svg:x1="3.828cm" svg:y1="3.259cm" svg:x2="5.785cm" svg:y2="2.3cm" draw:start-shape="id5" draw:start-glue-point="11" draw:end-shape="id4" draw:end-glue-point="7">
          <text:p text:style-name="P1"/>
        </draw:connector>
        <draw:connector draw:style-name="gr11" draw:text-style-name="P5" draw:layer="layout" draw:type="line" svg:x1="3.828cm" svg:y1="4.174cm" svg:x2="5.785cm" svg:y2="2.3cm" draw:start-shape="id6" draw:start-glue-point="11" draw:end-shape="id4" draw:end-glue-point="7">
          <text:p text:style-name="P1"/>
        </draw:connector>
        <draw:connector draw:style-name="gr11" draw:text-style-name="P5" draw:layer="layout" draw:type="line" svg:x1="3.828cm" svg:y1="5.115cm" svg:x2="5.785cm" svg:y2="2.3cm" draw:start-shape="id1" draw:start-glue-point="11" draw:end-shape="id4" draw:end-glue-point="7">
          <text:p text:style-name="P1"/>
        </draw:connector>
        <draw:connector draw:style-name="gr12" draw:text-style-name="P5" draw:layer="layout" draw:type="line" svg:x1="3.884cm" svg:y1="2.778cm" svg:x2="6.505cm" svg:y2="2.778cm" draw:start-shape="id3" draw:start-glue-point="10" draw:end-shape="id7" draw:end-glue-point="6">
          <text:p text:style-name="P1"/>
        </draw:connector>
        <draw:connector draw:style-name="gr12" draw:text-style-name="P5" draw:layer="layout" draw:type="line" svg:x1="3.884cm" svg:y1="3.394cm" svg:x2="6.505cm" svg:y2="4.309cm" draw:start-shape="id5" draw:start-glue-point="10" draw:end-shape="id8" draw:end-glue-point="6">
          <text:p text:style-name="P1"/>
        </draw:connector>
        <draw:connector draw:style-name="gr12" draw:text-style-name="P5" draw:layer="layout" draw:type="line" svg:x1="3.884cm" svg:y1="4.309cm" svg:x2="6.505cm" svg:y2="5.25cm" draw:start-shape="id6" draw:start-glue-point="10" draw:end-shape="id9" draw:end-glue-point="6">
          <text:p text:style-name="P1"/>
        </draw:connector>
        <draw:connector draw:style-name="gr12" draw:text-style-name="P5" draw:layer="layout" draw:type="line" svg:x1="3.884cm" svg:y1="3.395cm" svg:x2="6.505cm" svg:y2="5.25cm" draw:start-shape="id5" draw:end-shape="id9" draw:end-glue-point="6">
          <text:p text:style-name="P1"/>
        </draw:connector>
        <draw:connector draw:style-name="gr12" draw:text-style-name="P5" draw:layer="layout" draw:type="line" svg:x1="3.884cm" svg:y1="2.778cm" svg:x2="6.505cm" svg:y2="5.25cm" draw:start-shape="id3" draw:start-glue-point="10" draw:end-shape="id9" draw:end-glue-point="6">
          <text:p text:style-name="P1"/>
        </draw:connector>
        <draw:connector draw:style-name="gr12" draw:text-style-name="P5" draw:layer="layout" draw:type="line" svg:x1="6.055cm" svg:y1="2.3cm" svg:x2="6.559cm" svg:y2="4.174cm" draw:start-shape="id4" draw:start-glue-point="9" draw:end-shape="id8" draw:end-glue-point="5">
          <text:p text:style-name="P1"/>
        </draw:connector>
        <draw:connector draw:style-name="gr12" draw:text-style-name="P5" draw:layer="layout" draw:type="line" svg:x1="3.884cm" svg:y1="2.778cm" svg:x2="6.505cm" svg:y2="4.309cm" draw:start-shape="id3" draw:start-glue-point="10" draw:end-shape="id8" draw:end-glue-point="6">
          <text:p text:style-name="P1"/>
        </draw:connector>
        <draw:connector draw:style-name="gr12" draw:text-style-name="P5" draw:layer="layout" draw:type="line" svg:x1="6.055cm" svg:y1="2.3cm" svg:x2="6.559cm" svg:y2="3.259cm" draw:start-shape="id4" draw:start-glue-point="9" draw:end-shape="id10" draw:end-glue-point="5">
          <text:p text:style-name="P1"/>
        </draw:connector>
        <draw:connector draw:style-name="gr12" draw:text-style-name="P5" draw:layer="layout" draw:type="line" svg:x1="3.884cm" svg:y1="3.394cm" svg:x2="6.505cm" svg:y2="3.394cm" draw:start-shape="id5" draw:start-glue-point="10" draw:end-shape="id10" draw:end-glue-point="6">
          <text:p text:style-name="P1"/>
        </draw:connector>
        <draw:connector draw:style-name="gr12" draw:text-style-name="P5" draw:layer="layout" draw:type="line" svg:x1="3.884cm" svg:y1="4.309cm" svg:x2="6.505cm" svg:y2="4.309cm" draw:start-shape="id6" draw:start-glue-point="10" draw:end-shape="id8" draw:end-glue-point="6">
          <text:p text:style-name="P1"/>
        </draw:connector>
        <draw:connector draw:style-name="gr12" draw:text-style-name="P5" draw:layer="layout" draw:type="line" svg:x1="3.884cm" svg:y1="5.25cm" svg:x2="6.505cm" svg:y2="5.251cm" draw:start-shape="id1" draw:start-glue-point="10" draw:end-shape="id9">
          <text:p text:style-name="P1"/>
        </draw:connector>
        <draw:frame draw:style-name="gr13" draw:text-style-name="P7" draw:layer="layout" svg:width="0.337cm" svg:height="0.502cm" svg:x="3.507cm" svg:y="7.881cm">
          <draw:text-box>
            <text:p text:style-name="P1"><text:span text:style-name="T5">f</text:span><text:span text:style-name="T6">1</text:span></text:p>
          </draw:text-box>
        </draw:frame>
        <draw:frame draw:style-name="gr13" draw:text-style-name="P8" draw:layer="layout" svg:width="0.337cm" svg:height="0.502cm" svg:x="12.797cm" svg:y="7.881cm">
          <draw:text-box>
            <text:p text:style-name="P1"><text:span text:style-name="T5">f</text:span><text:span text:style-name="T6">T</text:span></text:p>
          </draw:text-box>
        </draw:frame>
        <draw:frame draw:style-name="gr13" draw:text-style-name="P7" draw:layer="layout" svg:width="1.975cm" svg:height="0.502cm" svg:x="6.857cm" svg:y="7.881cm">
          <draw:text-box>
            <text:p text:style-name="P1"><text:span text:style-name="T5">f</text:span><text:span text:style-name="T6">2</text:span><text:span text:style-name="T5">,...,f</text:span><text:span text:style-name="T6">T-1</text:span></text:p>
          </draw:text-box>
        </draw:frame>
        <draw:connector draw:style-name="gr12" draw:text-style-name="P5" draw:layer="layout" draw:type="line" svg:x1="6.055cm" svg:y1="2.3cm" svg:x2="6.559cm" svg:y2="2.643cm" draw:start-shape="id4" draw:start-glue-point="9" draw:end-shape="id7" draw:end-glue-point="5">
          <text:p text:style-name="P1"/>
        </draw:connector>
        <draw:custom-shape draw:style-name="gr14" draw:text-style-name="P5" draw:id="id1" draw:layer="layout" svg:width="0.38cm" svg:height="0.38cm" svg:x="3.504cm" svg:y="5.06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6" draw:layer="layout" svg:width="0.38cm" svg:height="0.38cm" svg:x="3.504cm" svg:y="4.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5" draw:layer="layout" svg:width="0.38cm" svg:height="0.38cm" svg:x="3.504cm" svg:y="3.2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3" draw:layer="layout" svg:width="0.38cm" svg:height="0.38cm" svg:x="3.504cm" svg:y="2.5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5" draw:id="id2" draw:layer="layout" svg:width="0.38cm" svg:height="0.38cm" svg:x="3.504cm" svg:y="5.8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4" draw:layer="layout" svg:width="0.38cm" svg:height="0.38cm" svg:x="5.731cm" svg:y="1.9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9" draw:layer="layout" svg:width="0.38cm" svg:height="0.38cm" svg:x="6.505cm" svg:y="5.06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8" draw:layer="layout" svg:width="0.38cm" svg:height="0.38cm" svg:x="6.505cm" svg:y="4.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0" draw:layer="layout" svg:width="0.38cm" svg:height="0.38cm" svg:x="6.505cm" svg:y="3.2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7" draw:layer="layout" svg:width="0.38cm" svg:height="0.38cm" svg:x="6.505cm" svg:y="2.5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line" svg:x1="8.386cm" svg:y1="2.778cm" svg:x2="11.305cm" svg:y2="2.778cm" draw:start-shape="id11" draw:start-glue-point="10" draw:end-shape="id12" draw:end-glue-point="6">
          <text:p text:style-name="P1"/>
        </draw:connector>
        <draw:connector draw:style-name="gr12" draw:text-style-name="P5" draw:layer="layout" draw:type="line" svg:x1="8.386cm" svg:y1="3.394cm" svg:x2="11.305cm" svg:y2="4.309cm" draw:start-shape="id13" draw:start-glue-point="10" draw:end-shape="id14" draw:end-glue-point="6">
          <text:p text:style-name="P1"/>
        </draw:connector>
        <draw:connector draw:style-name="gr12" draw:text-style-name="P5" draw:layer="layout" draw:type="line" svg:x1="8.386cm" svg:y1="4.309cm" svg:x2="11.305cm" svg:y2="5.25cm" draw:start-shape="id15" draw:start-glue-point="10" draw:end-shape="id16" draw:end-glue-point="6">
          <text:p text:style-name="P1"/>
        </draw:connector>
        <draw:connector draw:style-name="gr12" draw:text-style-name="P5" draw:layer="layout" draw:type="line" svg:x1="8.386cm" svg:y1="4.309cm" svg:x2="11.305cm" svg:y2="4.309cm" draw:start-shape="id15" draw:start-glue-point="10" draw:end-shape="id14" draw:end-glue-point="6">
          <text:p text:style-name="P1"/>
        </draw:connector>
        <draw:connector draw:style-name="gr12" draw:text-style-name="P5" draw:layer="layout" draw:type="line" svg:x1="8.386cm" svg:y1="3.394cm" svg:x2="11.305cm" svg:y2="5.25cm" draw:start-shape="id13" draw:start-glue-point="10" draw:end-shape="id16" draw:end-glue-point="6">
          <text:p text:style-name="P1"/>
        </draw:connector>
        <draw:connector draw:style-name="gr12" draw:text-style-name="P5" draw:layer="layout" draw:type="line" svg:x1="8.386cm" svg:y1="2.778cm" svg:x2="11.305cm" svg:y2="3.394cm" draw:start-shape="id11" draw:start-glue-point="10" draw:end-shape="id17" draw:end-glue-point="6">
          <text:p text:style-name="P1"/>
        </draw:connector>
        <draw:connector draw:style-name="gr12" draw:text-style-name="P5" draw:layer="layout" draw:type="line" svg:x1="8.386cm" svg:y1="5.25cm" svg:x2="11.305cm" svg:y2="5.25cm" draw:start-shape="id18" draw:start-glue-point="10" draw:end-shape="id16" draw:end-glue-point="6">
          <text:p text:style-name="P1"/>
        </draw:connector>
        <draw:connector draw:style-name="gr11" draw:text-style-name="P5" draw:layer="layout" draw:type="line" svg:x1="8.33cm" svg:y1="2.643cm" svg:x2="10.585cm" svg:y2="2.3cm" draw:start-shape="id11" draw:start-glue-point="11" draw:end-shape="id19" draw:end-glue-point="7">
          <text:p text:style-name="P1"/>
        </draw:connector>
        <draw:connector draw:style-name="gr11" draw:text-style-name="P5" draw:layer="layout" draw:type="line" svg:x1="8.33cm" svg:y1="3.259cm" svg:x2="10.585cm" svg:y2="2.3cm" draw:start-shape="id13" draw:start-glue-point="11" draw:end-shape="id19" draw:end-glue-point="7">
          <text:p text:style-name="P1"/>
        </draw:connector>
        <draw:connector draw:style-name="gr11" draw:text-style-name="P5" draw:layer="layout" draw:type="line" svg:x1="8.33cm" svg:y1="4.174cm" svg:x2="10.585cm" svg:y2="2.3cm" draw:start-shape="id15" draw:start-glue-point="11" draw:end-shape="id19" draw:end-glue-point="7">
          <text:p text:style-name="P1"/>
        </draw:connector>
        <draw:connector draw:style-name="gr11" draw:text-style-name="P5" draw:layer="layout" draw:type="line" svg:x1="8.33cm" svg:y1="5.115cm" svg:x2="10.585cm" svg:y2="2.3cm" draw:start-shape="id18" draw:start-glue-point="11" draw:end-shape="id19" draw:end-glue-point="7">
          <text:p text:style-name="P1"/>
        </draw:connector>
        <draw:connector draw:style-name="gr10" draw:text-style-name="P5" draw:layer="layout" draw:type="curve" draw:line-skew="-0.256cm" svg:x1="3.884cm" svg:y1="4.309cm" svg:x2="3.884cm" svg:y2="6.066cm" draw:start-shape="id6" draw:start-glue-point="10" draw:end-shape="id2" draw:end-glue-point="10">
          <text:p text:style-name="P1"/>
        </draw:connector>
        <draw:connector draw:style-name="gr10" draw:text-style-name="P5" draw:layer="layout" draw:type="curve" svg:x1="3.884cm" svg:y1="3.394cm" svg:x2="3.884cm" svg:y2="6.066cm" draw:start-shape="id5" draw:start-glue-point="10" draw:end-shape="id2" draw:end-glue-point="10">
          <text:p text:style-name="P1"/>
        </draw:connector>
        <draw:connector draw:style-name="gr16" draw:text-style-name="P5" draw:layer="layout" draw:type="curve" draw:line-skew="0.32cm" svg:x1="3.884cm" svg:y1="2.778cm" svg:x2="3.884cm" svg:y2="6.066cm" draw:start-shape="id3" draw:start-glue-point="10" draw:end-shape="id2" draw:end-glue-point="10">
          <text:p text:style-name="P1"/>
        </draw:connector>
        <draw:connector draw:style-name="gr10" draw:text-style-name="P5" draw:layer="layout" draw:type="curve" draw:line-skew="0.377cm 0.377cm" svg:x1="3.558cm" svg:y1="3.529cm" svg:x2="3.693cm" svg:y2="5.061cm" draw:start-shape="id5" draw:start-glue-point="7" draw:end-shape="id1" draw:end-glue-point="4">
          <text:p text:style-name="P1"/>
        </draw:connector>
        <draw:connector draw:style-name="gr10" draw:text-style-name="P5" draw:layer="layout" draw:type="curve" draw:line-skew="0.157cm 0.738cm" svg:x1="3.558cm" svg:y1="2.913cm" svg:x2="3.693cm" svg:y2="5.061cm" draw:start-shape="id3" draw:start-glue-point="7" draw:end-shape="id1" draw:end-glue-point="4">
          <text:p text:style-name="P1"/>
        </draw:connector>
        <draw:connector draw:style-name="gr10" draw:text-style-name="P5" draw:layer="layout" draw:type="curve" svg:x1="3.693cm" svg:y1="4.5cm" svg:x2="3.693cm" svg:y2="5.061cm" draw:start-shape="id6" draw:start-glue-point="8" draw:end-shape="id1" draw:end-glue-point="4">
          <text:p text:style-name="P1"/>
        </draw:connector>
        <draw:custom-shape draw:style-name="gr14" draw:text-style-name="P5" draw:id="id21" draw:layer="layout" svg:width="0.38cm" svg:height="0.38cm" svg:x="6.031cm" svg:y="0.8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line" svg:x1="8.33cm" svg:y1="2.643cm" svg:x2="10.885cm" svg:y2="1.2cm" draw:start-shape="id11" draw:start-glue-point="11" draw:end-shape="id20" draw:end-glue-point="7">
          <text:p text:style-name="P1"/>
        </draw:connector>
        <draw:connector draw:style-name="gr11" draw:text-style-name="P5" draw:layer="layout" draw:type="line" svg:x1="8.33cm" svg:y1="3.259cm" svg:x2="10.885cm" svg:y2="1.2cm" draw:start-shape="id13" draw:start-glue-point="11" draw:end-shape="id20" draw:end-glue-point="7">
          <text:p text:style-name="P1"/>
        </draw:connector>
        <draw:connector draw:style-name="gr11" draw:text-style-name="P5" draw:layer="layout" draw:type="line" svg:x1="8.33cm" svg:y1="4.174cm" svg:x2="10.885cm" svg:y2="1.2cm" draw:start-shape="id15" draw:start-glue-point="11" draw:end-shape="id20" draw:end-glue-point="7">
          <text:p text:style-name="P1"/>
        </draw:connector>
        <draw:connector draw:style-name="gr11" draw:text-style-name="P5" draw:layer="layout" draw:type="line" svg:x1="8.33cm" svg:y1="5.115cm" svg:x2="10.885cm" svg:y2="1.2cm" draw:start-shape="id18" draw:start-glue-point="11" draw:end-shape="id20" draw:end-glue-point="7">
          <text:p text:style-name="P1"/>
        </draw:connector>
        <draw:connector draw:style-name="gr11" draw:text-style-name="P5" draw:layer="layout" draw:type="line" svg:x1="3.828cm" svg:y1="5.115cm" svg:x2="6.085cm" svg:y2="1.2cm" draw:start-shape="id1" draw:start-glue-point="11" draw:end-shape="id21" draw:end-glue-point="7">
          <text:p text:style-name="P1"/>
        </draw:connector>
        <draw:connector draw:style-name="gr11" draw:text-style-name="P5" draw:layer="layout" draw:type="line" svg:x1="3.828cm" svg:y1="4.174cm" svg:x2="6.085cm" svg:y2="1.2cm" draw:start-shape="id6" draw:start-glue-point="11" draw:end-shape="id21" draw:end-glue-point="7">
          <text:p text:style-name="P1"/>
        </draw:connector>
        <draw:connector draw:style-name="gr11" draw:text-style-name="P5" draw:layer="layout" draw:type="line" svg:x1="3.828cm" svg:y1="3.259cm" svg:x2="6.085cm" svg:y2="1.2cm" draw:start-shape="id5" draw:start-glue-point="11" draw:end-shape="id21" draw:end-glue-point="7">
          <text:p text:style-name="P1"/>
        </draw:connector>
        <draw:connector draw:style-name="gr11" draw:text-style-name="P5" draw:layer="layout" draw:type="line" svg:x1="3.828cm" svg:y1="2.643cm" svg:x2="6.085cm" svg:y2="1.2cm" draw:start-shape="id3" draw:start-glue-point="11" draw:end-shape="id21" draw:end-glue-point="7">
          <text:p text:style-name="P1"/>
        </draw:connector>
        <draw:connector draw:style-name="gr10" draw:text-style-name="P5" draw:layer="layout" draw:type="curve" svg:x1="8.195cm" svg:y1="5.441cm" svg:x2="8.195cm" svg:y2="5.877cm" draw:start-shape="id18" draw:start-glue-point="8" draw:end-shape="id22" draw:end-glue-point="4">
          <text:p text:style-name="P1"/>
        </draw:connector>
        <draw:custom-shape draw:style-name="gr14" draw:text-style-name="P5" draw:id="id18" draw:layer="layout" svg:width="0.38cm" svg:height="0.38cm" svg:x="8.006cm" svg:y="5.06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5" draw:layer="layout" svg:width="0.38cm" svg:height="0.38cm" svg:x="8.006cm" svg:y="4.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3" draw:layer="layout" svg:width="0.38cm" svg:height="0.38cm" svg:x="8.006cm" svg:y="3.2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1" draw:layer="layout" svg:width="0.38cm" svg:height="0.38cm" svg:x="8.006cm" svg:y="2.5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5" draw:id="id22" draw:layer="layout" svg:width="0.38cm" svg:height="0.38cm" svg:x="8.006cm" svg:y="5.8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curve" draw:line-skew="0.326cm 0.326cm" svg:x1="8.06cm" svg:y1="3.529cm" svg:x2="8.195cm" svg:y2="5.061cm" draw:start-shape="id13" draw:start-glue-point="7" draw:end-shape="id18" draw:end-glue-point="4">
          <text:p text:style-name="P1"/>
        </draw:connector>
        <draw:connector draw:style-name="gr10" draw:text-style-name="P5" draw:layer="layout" draw:type="curve" draw:line-skew="0.128cm 0.705cm" svg:x1="8.06cm" svg:y1="2.913cm" svg:x2="8.195cm" svg:y2="5.061cm" draw:start-shape="id11" draw:start-glue-point="7" draw:end-shape="id18" draw:end-glue-point="4">
          <text:p text:style-name="P1"/>
        </draw:connector>
        <draw:connector draw:style-name="gr10" draw:text-style-name="P5" draw:layer="layout" draw:type="curve" svg:x1="8.195cm" svg:y1="4.5cm" svg:x2="8.195cm" svg:y2="5.061cm" draw:start-shape="id15" draw:start-glue-point="8" draw:end-shape="id18" draw:end-glue-point="4">
          <text:p text:style-name="P1"/>
        </draw:connector>
        <draw:connector draw:style-name="gr10" draw:text-style-name="P5" draw:layer="layout" draw:type="curve" draw:line-skew="-0.091cm" svg:x1="8.386cm" svg:y1="4.309cm" svg:x2="8.386cm" svg:y2="6.066cm" draw:start-shape="id15" draw:start-glue-point="10" draw:end-shape="id22" draw:end-glue-point="10">
          <text:p text:style-name="P1"/>
        </draw:connector>
        <draw:connector draw:style-name="gr10" draw:text-style-name="P5" draw:layer="layout" draw:type="curve" draw:line-skew="0.095cm" svg:x1="8.386cm" svg:y1="3.394cm" svg:x2="8.386cm" svg:y2="6.066cm" draw:start-shape="id13" draw:start-glue-point="10" draw:end-shape="id22" draw:end-glue-point="10">
          <text:p text:style-name="P1"/>
        </draw:connector>
        <draw:connector draw:style-name="gr10" draw:text-style-name="P5" draw:layer="layout" draw:type="curve" draw:line-skew="0.255cm" svg:x1="8.386cm" svg:y1="2.778cm" svg:x2="8.386cm" svg:y2="6.066cm" draw:start-shape="id11" draw:start-glue-point="10" draw:end-shape="id22" draw:end-glue-point="10">
          <text:p text:style-name="P1"/>
        </draw:connector>
        <draw:connector draw:style-name="gr12" draw:text-style-name="P5" draw:layer="layout" draw:type="line" svg:x1="3.884cm" svg:y1="2.778cm" svg:x2="6.505cm" svg:y2="3.394cm" draw:start-shape="id3" draw:start-glue-point="10" draw:end-shape="id10" draw:end-glue-point="6">
          <text:p text:style-name="P1"/>
        </draw:connector>
        <draw:connector draw:style-name="gr12" draw:text-style-name="P5" draw:layer="layout" draw:type="line" svg:x1="6.055cm" svg:y1="2.3cm" svg:x2="6.559cm" svg:y2="5.115cm" draw:start-shape="id4" draw:start-glue-point="9" draw:end-shape="id9" draw:end-glue-point="5">
          <text:p text:style-name="P1"/>
        </draw:connector>
        <draw:connector draw:style-name="gr10" draw:text-style-name="P5" draw:layer="layout" draw:type="curve" svg:x1="8.195cm" svg:y1="3.585cm" svg:x2="8.195cm" svg:y2="4.12cm" draw:start-shape="id13" draw:start-glue-point="8" draw:end-shape="id15" draw:end-glue-point="4">
          <text:p text:style-name="P1"/>
        </draw:connector>
        <draw:connector draw:style-name="gr10" draw:text-style-name="P5" draw:layer="layout" draw:type="curve" draw:line-skew="0.403cm 1.82cm" svg:x1="8.06cm" svg:y1="2.913cm" svg:x2="8.195cm" svg:y2="4.12cm" draw:start-shape="id11" draw:start-glue-point="7" draw:end-shape="id15" draw:end-glue-point="4">
          <text:p text:style-name="P1"/>
        </draw:connector>
        <draw:connector draw:style-name="gr12" draw:text-style-name="P5" draw:layer="layout" draw:type="line" svg:x1="6.355cm" svg:y1="1.2cm" svg:x2="8.06cm" svg:y2="4.174cm" draw:start-shape="id21" draw:start-glue-point="9" draw:end-shape="id15" draw:end-glue-point="5">
          <text:p text:style-name="P1"/>
        </draw:connector>
        <draw:connector draw:style-name="gr12" draw:text-style-name="P5" draw:layer="layout" draw:type="line" svg:x1="6.355cm" svg:y1="1.2cm" svg:x2="8.06cm" svg:y2="3.259cm" draw:start-shape="id21" draw:start-glue-point="9" draw:end-shape="id13" draw:end-glue-point="5">
          <text:p text:style-name="P1"/>
        </draw:connector>
        <draw:connector draw:style-name="gr12" draw:text-style-name="P5" draw:layer="layout" draw:type="line" svg:x1="6.355cm" svg:y1="1.2cm" svg:x2="8.06cm" svg:y2="2.643cm" draw:start-shape="id21" draw:start-glue-point="9" draw:end-shape="id11" draw:end-glue-point="5">
          <text:p text:style-name="P1"/>
        </draw:connector>
        <draw:connector draw:style-name="gr12" draw:text-style-name="P5" draw:layer="layout" draw:type="line" svg:x1="6.885cm" svg:y1="2.778cm" svg:x2="8.006cm" svg:y2="2.778cm" draw:start-shape="id7" draw:start-glue-point="10" draw:end-shape="id11" draw:end-glue-point="6">
          <text:p text:style-name="P1"/>
        </draw:connector>
        <draw:connector draw:style-name="gr12" draw:text-style-name="P5" draw:layer="layout" draw:type="line" svg:x1="6.885cm" svg:y1="3.394cm" svg:x2="8.006cm" svg:y2="2.778cm" draw:start-shape="id10" draw:start-glue-point="10" draw:end-shape="id11" draw:end-glue-point="6">
          <text:p text:style-name="P1"/>
        </draw:connector>
        <draw:connector draw:style-name="gr12" draw:text-style-name="P5" draw:layer="layout" draw:type="line" svg:x1="6.885cm" svg:y1="3.394cm" svg:x2="8.006cm" svg:y2="3.394cm" draw:start-shape="id10" draw:start-glue-point="10" draw:end-shape="id13" draw:end-glue-point="6">
          <text:p text:style-name="P1"/>
        </draw:connector>
        <draw:connector draw:style-name="gr12" draw:text-style-name="P5" draw:layer="layout" draw:type="line" svg:x1="6.885cm" svg:y1="4.309cm" svg:x2="8.006cm" svg:y2="2.778cm" draw:start-shape="id8" draw:start-glue-point="10" draw:end-shape="id11" draw:end-glue-point="6">
          <text:p text:style-name="P1"/>
        </draw:connector>
        <draw:connector draw:style-name="gr12" draw:text-style-name="P5" draw:layer="layout" draw:type="line" svg:x1="6.885cm" svg:y1="4.309cm" svg:x2="8.006cm" svg:y2="3.394cm" draw:start-shape="id8" draw:start-glue-point="10" draw:end-shape="id13" draw:end-glue-point="6">
          <text:p text:style-name="P1"/>
        </draw:connector>
        <draw:connector draw:style-name="gr12" draw:text-style-name="P5" draw:layer="layout" draw:type="line" svg:x1="6.885cm" svg:y1="4.309cm" svg:x2="8.006cm" svg:y2="4.309cm" draw:start-shape="id8" draw:start-glue-point="10" draw:end-shape="id15" draw:end-glue-point="6">
          <text:p text:style-name="P1"/>
        </draw:connector>
        <draw:connector draw:style-name="gr12" draw:text-style-name="P5" draw:layer="layout" draw:type="line" svg:x1="6.885cm" svg:y1="5.25cm" svg:x2="8.006cm" svg:y2="3.394cm" draw:start-shape="id9" draw:start-glue-point="10" draw:end-shape="id13" draw:end-glue-point="6">
          <text:p text:style-name="P1"/>
        </draw:connector>
        <draw:connector draw:style-name="gr12" draw:text-style-name="P5" draw:layer="layout" draw:type="line" svg:x1="6.885cm" svg:y1="5.25cm" svg:x2="8.006cm" svg:y2="4.309cm" draw:start-shape="id9" draw:start-glue-point="10" draw:end-shape="id15" draw:end-glue-point="6">
          <text:p text:style-name="P1"/>
        </draw:connector>
        <draw:connector draw:style-name="gr12" draw:text-style-name="P5" draw:layer="layout" draw:type="line" svg:x1="6.885cm" svg:y1="5.25cm" svg:x2="8.006cm" svg:y2="5.25cm" draw:start-shape="id9" draw:start-glue-point="10" draw:end-shape="id18" draw:end-glue-point="6">
          <text:p text:style-name="P1"/>
        </draw:connector>
        <draw:connector draw:style-name="gr12" draw:text-style-name="P5" draw:layer="layout" draw:type="line" svg:x1="6.355cm" svg:y1="1.2cm" svg:x2="8.06cm" svg:y2="5.115cm" draw:start-shape="id21" draw:start-glue-point="9" draw:end-shape="id18" draw:end-glue-point="5">
          <text:p text:style-name="P1"/>
        </draw:connector>
        <draw:connector draw:style-name="gr12" draw:text-style-name="P5" draw:layer="layout" draw:type="line" svg:x1="10.855cm" svg:y1="2.3cm" svg:x2="11.359cm" svg:y2="4.174cm" draw:start-shape="id19" draw:start-glue-point="9" draw:end-shape="id14" draw:end-glue-point="5">
          <text:p text:style-name="P1"/>
        </draw:connector>
        <draw:connector draw:style-name="gr12" draw:text-style-name="P5" draw:layer="layout" draw:type="line" svg:x1="10.855cm" svg:y1="2.3cm" svg:x2="11.359cm" svg:y2="3.259cm" draw:start-shape="id19" draw:start-glue-point="9" draw:end-shape="id17" draw:end-glue-point="5">
          <text:p text:style-name="P1"/>
        </draw:connector>
        <draw:connector draw:style-name="gr12" draw:text-style-name="P5" draw:layer="layout" draw:type="line" svg:x1="10.855cm" svg:y1="2.3cm" svg:x2="11.359cm" svg:y2="2.643cm" draw:start-shape="id19" draw:start-glue-point="9" draw:end-shape="id12" draw:end-glue-point="5">
          <text:p text:style-name="P1"/>
        </draw:connector>
        <draw:custom-shape draw:style-name="gr14" draw:text-style-name="P5" draw:id="id19" draw:layer="layout" svg:width="0.38cm" svg:height="0.38cm" svg:x="10.531cm" svg:y="1.9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6" draw:layer="layout" svg:width="0.38cm" svg:height="0.38cm" svg:x="11.305cm" svg:y="5.06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4" draw:layer="layout" svg:width="0.38cm" svg:height="0.38cm" svg:x="11.305cm" svg:y="4.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7" draw:layer="layout" svg:width="0.38cm" svg:height="0.38cm" svg:x="11.305cm" svg:y="3.2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12" draw:layer="layout" svg:width="0.38cm" svg:height="0.38cm" svg:x="11.305cm" svg:y="2.5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20" draw:layer="layout" svg:width="0.38cm" svg:height="0.38cm" svg:x="10.831cm" svg:y="0.8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curve" svg:x1="12.995cm" svg:y1="5.441cm" svg:x2="12.995cm" svg:y2="5.877cm" draw:start-shape="id23" draw:start-glue-point="8" draw:end-shape="id24" draw:end-glue-point="4">
          <text:p text:style-name="P1"/>
        </draw:connector>
        <draw:custom-shape draw:style-name="gr14" draw:text-style-name="P5" draw:id="id23" draw:layer="layout" svg:width="0.38cm" svg:height="0.38cm" svg:x="12.806cm" svg:y="5.06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27" draw:layer="layout" svg:width="0.38cm" svg:height="0.38cm" svg:x="12.806cm" svg:y="4.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25" draw:layer="layout" svg:width="0.38cm" svg:height="0.38cm" svg:x="12.806cm" svg:y="3.2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5" draw:id="id26" draw:layer="layout" svg:width="0.38cm" svg:height="0.38cm" svg:x="12.806cm" svg:y="2.5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5" draw:id="id24" draw:layer="layout" svg:width="0.38cm" svg:height="0.38cm" svg:x="12.806cm" svg:y="5.8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curve" draw:line-skew="0.326cm 0.326cm" svg:x1="12.86cm" svg:y1="3.529cm" svg:x2="12.995cm" svg:y2="5.061cm" draw:start-shape="id25" draw:start-glue-point="7" draw:end-shape="id23" draw:end-glue-point="4">
          <text:p text:style-name="P1"/>
        </draw:connector>
        <draw:connector draw:style-name="gr10" draw:text-style-name="P5" draw:layer="layout" draw:type="curve" draw:line-skew="0.128cm 0.705cm" svg:x1="12.86cm" svg:y1="2.913cm" svg:x2="12.995cm" svg:y2="5.061cm" draw:start-shape="id26" draw:start-glue-point="7" draw:end-shape="id23" draw:end-glue-point="4">
          <text:p text:style-name="P1"/>
        </draw:connector>
        <draw:connector draw:style-name="gr10" draw:text-style-name="P5" draw:layer="layout" draw:type="curve" svg:x1="12.995cm" svg:y1="4.5cm" svg:x2="12.995cm" svg:y2="5.061cm" draw:start-shape="id27" draw:start-glue-point="8" draw:end-shape="id23" draw:end-glue-point="4">
          <text:p text:style-name="P1"/>
        </draw:connector>
        <draw:connector draw:style-name="gr10" draw:text-style-name="P5" draw:layer="layout" draw:type="curve" draw:line-skew="-0.299cm" svg:x1="13.186cm" svg:y1="4.309cm" svg:x2="13.186cm" svg:y2="6.066cm" draw:start-shape="id27" draw:start-glue-point="10" draw:end-shape="id24" draw:end-glue-point="10">
          <text:p text:style-name="P1"/>
        </draw:connector>
        <draw:connector draw:style-name="gr10" draw:text-style-name="P5" draw:layer="layout" draw:type="curve" draw:line-skew="-0.091cm" svg:x1="13.186cm" svg:y1="3.394cm" svg:x2="13.186cm" svg:y2="6.066cm" draw:start-shape="id25" draw:start-glue-point="10" draw:end-shape="id24" draw:end-glue-point="10">
          <text:p text:style-name="P1"/>
        </draw:connector>
        <draw:connector draw:style-name="gr10" draw:text-style-name="P5" draw:layer="layout" draw:type="curve" draw:line-skew="0.174cm" svg:x1="13.186cm" svg:y1="2.778cm" svg:x2="13.186cm" svg:y2="6.066cm" draw:start-shape="id26" draw:start-glue-point="10" draw:end-shape="id24" draw:end-glue-point="10">
          <text:p text:style-name="P1"/>
        </draw:connector>
        <draw:connector draw:style-name="gr12" draw:text-style-name="P5" draw:layer="layout" draw:type="line" svg:x1="10.855cm" svg:y1="2.3cm" svg:x2="11.359cm" svg:y2="5.115cm" draw:start-shape="id19" draw:start-glue-point="9" draw:end-shape="id16" draw:end-glue-point="5">
          <text:p text:style-name="P1"/>
        </draw:connector>
        <draw:connector draw:style-name="gr10" draw:text-style-name="P5" draw:layer="layout" draw:type="curve" svg:x1="12.995cm" svg:y1="3.585cm" svg:x2="12.995cm" svg:y2="4.12cm" draw:start-shape="id25" draw:start-glue-point="8" draw:end-shape="id27" draw:end-glue-point="4">
          <text:p text:style-name="P1"/>
        </draw:connector>
        <draw:connector draw:style-name="gr10" draw:text-style-name="P5" draw:layer="layout" draw:type="curve" draw:line-skew="0.403cm 1.82cm" svg:x1="12.86cm" svg:y1="2.913cm" svg:x2="12.995cm" svg:y2="4.12cm" draw:start-shape="id26" draw:start-glue-point="7" draw:end-shape="id27" draw:end-glue-point="4">
          <text:p text:style-name="P1"/>
        </draw:connector>
        <draw:connector draw:style-name="gr12" draw:text-style-name="P5" draw:layer="layout" draw:type="line" svg:x1="11.155cm" svg:y1="1.2cm" svg:x2="12.86cm" svg:y2="4.174cm" draw:start-shape="id20" draw:start-glue-point="9" draw:end-shape="id27" draw:end-glue-point="5">
          <text:p text:style-name="P1"/>
        </draw:connector>
        <draw:connector draw:style-name="gr12" draw:text-style-name="P5" draw:layer="layout" draw:type="line" svg:x1="11.155cm" svg:y1="1.2cm" svg:x2="12.86cm" svg:y2="3.259cm" draw:start-shape="id20" draw:start-glue-point="9" draw:end-shape="id25" draw:end-glue-point="5">
          <text:p text:style-name="P1"/>
        </draw:connector>
        <draw:connector draw:style-name="gr12" draw:text-style-name="P5" draw:layer="layout" draw:type="line" svg:x1="11.155cm" svg:y1="1.2cm" svg:x2="12.86cm" svg:y2="2.643cm" draw:start-shape="id20" draw:start-glue-point="9" draw:end-shape="id26" draw:end-glue-point="5">
          <text:p text:style-name="P1"/>
        </draw:connector>
        <draw:connector draw:style-name="gr12" draw:text-style-name="P5" draw:layer="layout" draw:type="line" svg:x1="11.685cm" svg:y1="2.778cm" svg:x2="12.806cm" svg:y2="2.778cm" draw:start-shape="id12" draw:start-glue-point="10" draw:end-shape="id26" draw:end-glue-point="6">
          <text:p text:style-name="P1"/>
        </draw:connector>
        <draw:connector draw:style-name="gr12" draw:text-style-name="P5" draw:layer="layout" draw:type="line" svg:x1="11.685cm" svg:y1="3.394cm" svg:x2="12.806cm" svg:y2="2.778cm" draw:start-shape="id17" draw:start-glue-point="10" draw:end-shape="id26" draw:end-glue-point="6">
          <text:p text:style-name="P1"/>
        </draw:connector>
        <draw:connector draw:style-name="gr12" draw:text-style-name="P5" draw:layer="layout" draw:type="line" svg:x1="11.685cm" svg:y1="3.394cm" svg:x2="12.806cm" svg:y2="3.394cm" draw:start-shape="id17" draw:start-glue-point="10" draw:end-shape="id25" draw:end-glue-point="6">
          <text:p text:style-name="P1"/>
        </draw:connector>
        <draw:connector draw:style-name="gr12" draw:text-style-name="P5" draw:layer="layout" draw:type="line" svg:x1="11.685cm" svg:y1="4.309cm" svg:x2="12.806cm" svg:y2="2.778cm" draw:start-shape="id14" draw:start-glue-point="10" draw:end-shape="id26" draw:end-glue-point="6">
          <text:p text:style-name="P1"/>
        </draw:connector>
        <draw:connector draw:style-name="gr12" draw:text-style-name="P5" draw:layer="layout" draw:type="line" svg:x1="11.685cm" svg:y1="4.309cm" svg:x2="12.806cm" svg:y2="3.394cm" draw:start-shape="id14" draw:start-glue-point="10" draw:end-shape="id25" draw:end-glue-point="6">
          <text:p text:style-name="P1"/>
        </draw:connector>
        <draw:connector draw:style-name="gr12" draw:text-style-name="P5" draw:layer="layout" draw:type="line" svg:x1="11.685cm" svg:y1="4.309cm" svg:x2="12.806cm" svg:y2="4.309cm" draw:start-shape="id14" draw:start-glue-point="10" draw:end-shape="id27" draw:end-glue-point="6">
          <text:p text:style-name="P1"/>
        </draw:connector>
        <draw:connector draw:style-name="gr12" draw:text-style-name="P5" draw:layer="layout" draw:type="line" svg:x1="11.685cm" svg:y1="5.25cm" svg:x2="12.806cm" svg:y2="3.394cm" draw:start-shape="id16" draw:start-glue-point="10" draw:end-shape="id25" draw:end-glue-point="6">
          <text:p text:style-name="P1"/>
        </draw:connector>
        <draw:connector draw:style-name="gr12" draw:text-style-name="P5" draw:layer="layout" draw:type="line" svg:x1="11.685cm" svg:y1="5.25cm" svg:x2="12.806cm" svg:y2="4.309cm" draw:start-shape="id16" draw:start-glue-point="10" draw:end-shape="id27" draw:end-glue-point="6">
          <text:p text:style-name="P1"/>
        </draw:connector>
        <draw:connector draw:style-name="gr12" draw:text-style-name="P5" draw:layer="layout" draw:type="line" svg:x1="11.685cm" svg:y1="5.25cm" svg:x2="12.806cm" svg:y2="5.25cm" draw:start-shape="id16" draw:start-glue-point="10" draw:end-shape="id23" draw:end-glue-point="6">
          <text:p text:style-name="P1"/>
        </draw:connector>
        <draw:connector draw:style-name="gr12" draw:text-style-name="P5" draw:layer="layout" draw:type="line" svg:x1="11.155cm" svg:y1="1.2cm" svg:x2="12.86cm" svg:y2="5.115cm" draw:start-shape="id20" draw:start-glue-point="9" draw:end-shape="id23" draw:end-glue-point="5">
          <text:p text:style-name="P1"/>
        </draw:connector>
        <draw:connector draw:style-name="gr12" draw:text-style-name="P5" draw:layer="layout" draw:type="line" svg:x1="8.386cm" svg:y1="2.778cm" svg:x2="11.305cm" svg:y2="5.25cm" draw:start-shape="id11" draw:start-glue-point="10" draw:end-shape="id16" draw:end-glue-point="6">
          <text:p text:style-name="P1"/>
        </draw:connector>
        <draw:connector draw:style-name="gr12" draw:text-style-name="P5" draw:layer="layout" draw:type="line" svg:x1="8.386cm" svg:y1="3.394cm" svg:x2="11.305cm" svg:y2="3.394cm" draw:start-shape="id13" draw:start-glue-point="10" draw:end-shape="id17" draw:end-glue-point="6">
          <text:p text:style-name="P1"/>
        </draw:connector>
        <draw:connector draw:style-name="gr10" draw:text-style-name="P5" draw:layer="layout" draw:type="curve" svg:x1="3.693cm" svg:y1="3.585cm" svg:x2="3.693cm" svg:y2="4.12cm" draw:start-shape="id5" draw:start-glue-point="8" draw:end-shape="id6" draw:end-glue-point="4">
          <text:p text:style-name="P1"/>
        </draw:connector>
        <draw:connector draw:style-name="gr10" draw:text-style-name="P5" draw:layer="layout" draw:type="curve" draw:line-skew="0.457cm 1.861cm" svg:x1="3.558cm" svg:y1="2.913cm" svg:x2="3.693cm" svg:y2="4.12cm" draw:start-shape="id3" draw:start-glue-point="7" draw:end-shape="id6" draw:end-glue-point="4">
          <text:p text:style-name="P1"/>
        </draw:connector>
        <draw:frame draw:style-name="gr3" draw:text-style-name="P2" draw:layer="layout" svg:width="1.272cm" svg:height="0.399cm" svg:x="1.377cm" svg:y="0.876cm">
          <draw:text-box>
            <text:p text:style-name="P1"><text:span text:style-name="T1"><text:s/></text:span><text:span text:style-name="T1">push </text:span></text:p>
          </draw:text-box>
        </draw:frame>
        <draw:frame draw:style-name="gr17" draw:text-style-name="P1" draw:layer="layout" svg:width="0.015cm" svg:height="0.937cm" svg:x="1.725cm" svg:y="7.477cm">
          <draw:text-box>
            <text:p text:style-name="P1"/>
          </draw:text-box>
        </draw:frame>
        <draw:connector draw:style-name="gr18" draw:text-style-name="P5" draw:layer="layout" draw:type="curve" draw:line-skew="0.393cm 0.432cm" svg:x1="3.558cm" svg:y1="5.385cm" svg:x2="3.693cm" svg:y2="6.777cm" draw:start-shape="id1" draw:start-glue-point="7" draw:end-shape="id28" draw:end-glue-point="4">
          <text:p text:style-name="P1"/>
        </draw:connector>
        <draw:custom-shape draw:style-name="gr19" draw:text-style-name="P5" draw:id="id28" draw:layer="layout" svg:width="0.38cm" svg:height="0.38cm" svg:x="3.504cm" svg:y="6.7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8" draw:text-style-name="P5" draw:layer="layout" draw:type="curve" draw:line-skew="-0.229cm" svg:x1="3.884cm" svg:y1="4.309cm" svg:x2="3.884cm" svg:y2="6.966cm" draw:start-shape="id6" draw:start-glue-point="10" draw:end-shape="id28" draw:end-glue-point="10">
          <text:p text:style-name="P1"/>
        </draw:connector>
        <draw:connector draw:style-name="gr18" draw:text-style-name="P5" draw:layer="layout" draw:type="curve" draw:line-skew="0.051cm" svg:x1="3.884cm" svg:y1="3.394cm" svg:x2="3.884cm" svg:y2="6.966cm" draw:start-shape="id5" draw:start-glue-point="10" draw:end-shape="id28" draw:end-glue-point="10">
          <text:p text:style-name="P1"/>
        </draw:connector>
        <draw:connector draw:style-name="gr20" draw:text-style-name="P5" draw:layer="layout" draw:type="curve" draw:line-skew="0.432cm" svg:x1="3.884cm" svg:y1="2.778cm" svg:x2="3.884cm" svg:y2="6.966cm" draw:start-shape="id3" draw:start-glue-point="10" draw:end-shape="id28" draw:end-glue-point="10">
          <text:p text:style-name="P1"/>
        </draw:connector>
        <draw:connector draw:style-name="gr18" draw:text-style-name="P5" draw:layer="layout" draw:type="curve" draw:line-skew="0.452cm 0.364cm" svg:x1="8.06cm" svg:y1="5.385cm" svg:x2="8.195cm" svg:y2="6.777cm" draw:start-shape="id18" draw:start-glue-point="7" draw:end-shape="id29" draw:end-glue-point="4">
          <text:p text:style-name="P1"/>
        </draw:connector>
        <draw:custom-shape draw:style-name="gr19" draw:text-style-name="P5" draw:id="id29" draw:layer="layout" svg:width="0.38cm" svg:height="0.38cm" svg:x="8.006cm" svg:y="6.7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8" draw:text-style-name="P5" draw:layer="layout" draw:type="curve" svg:x1="8.386cm" svg:y1="4.309cm" svg:x2="8.386cm" svg:y2="6.966cm" draw:end-shape="id29" draw:end-glue-point="10">
          <text:p text:style-name="P1"/>
        </draw:connector>
        <draw:connector draw:style-name="gr18" draw:text-style-name="P5" draw:layer="layout" draw:type="curve" draw:line-skew="0.175cm" svg:x1="8.386cm" svg:y1="3.394cm" svg:x2="8.386cm" svg:y2="6.966cm" draw:end-shape="id29" draw:end-glue-point="10">
          <text:p text:style-name="P1"/>
        </draw:connector>
        <draw:connector draw:style-name="gr18" draw:text-style-name="P5" draw:id="id31" draw:layer="layout" draw:type="curve" draw:line-skew="0.401cm" svg:x1="8.386cm" svg:y1="2.778cm" svg:x2="8.386cm" svg:y2="6.966cm" draw:end-shape="id29" draw:end-glue-point="10">
          <text:p text:style-name="P1"/>
        </draw:connector>
        <draw:connector draw:style-name="gr18" draw:text-style-name="P5" draw:layer="layout" draw:type="curve" draw:line-skew="0.382cm 0.417cm" svg:x1="12.86cm" svg:y1="5.385cm" svg:x2="12.995cm" svg:y2="6.777cm" draw:start-shape="id23" draw:start-glue-point="7" draw:end-shape="id30" draw:end-glue-point="4">
          <text:p text:style-name="P1"/>
        </draw:connector>
        <draw:custom-shape draw:style-name="gr19" draw:text-style-name="P5" draw:id="id30" draw:layer="layout" svg:width="0.38cm" svg:height="0.38cm" svg:x="12.806cm" svg:y="6.7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8" draw:text-style-name="P5" draw:layer="layout" draw:type="curve" draw:line-skew="-0.264cm" svg:x1="13.186cm" svg:y1="4.309cm" svg:x2="13.186cm" svg:y2="6.966cm" draw:end-shape="id30" draw:end-glue-point="10">
          <text:p text:style-name="P1"/>
        </draw:connector>
        <draw:connector draw:style-name="gr18" draw:text-style-name="P5" draw:layer="layout" draw:type="curve" svg:x1="13.186cm" svg:y1="3.394cm" svg:x2="13.186cm" svg:y2="6.966cm" draw:end-shape="id30" draw:end-glue-point="10">
          <text:p text:style-name="P1"/>
        </draw:connector>
        <draw:connector draw:style-name="gr18" draw:text-style-name="P5" draw:layer="layout" draw:type="curve" draw:line-skew="0.268cm" svg:x1="13.186cm" svg:y1="2.778cm" svg:x2="13.186cm" svg:y2="6.966cm" draw:end-shape="id30" draw:end-glue-point="10">
          <text:p text:style-name="P1"/>
        </draw:connector>
        <draw:connector draw:style-name="gr12" draw:text-style-name="P5" draw:layer="layout" draw:type="line" svg:x1="8.386cm" svg:y1="2.778cm" svg:x2="11.305cm" svg:y2="4.309cm" draw:start-shape="id31" draw:start-glue-point="2" draw:end-shape="id14" draw:end-glue-point="6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cm" fo:page-height="9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12T13:00:09</dc:date>
    <dc:language>en-US</dc:language>
    <meta:editing-cycles>53</meta:editing-cycles>
    <meta:editing-duration>PT9H34M8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